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17544" calcext:value-type="float">
            <text:p>181.5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41344" calcext:value-type="float">
            <text:p>181.4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38296" calcext:value-type="float">
            <text:p>181.4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14496" calcext:value-type="float">
            <text:p>181.5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02304" calcext:value-type="float">
            <text:p>181.5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10864" calcext:value-type="float">
            <text:p>181.4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1696" calcext:value-type="float">
            <text:p>181.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14496" calcext:value-type="float">
            <text:p>181.5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6268" calcext:value-type="float">
            <text:p>181.4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56584" calcext:value-type="float">
            <text:p>181.4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87064" calcext:value-type="float">
            <text:p>181.4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42512" calcext:value-type="float">
            <text:p>181.6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51072" calcext:value-type="float">
            <text:p>181.5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7604" calcext:value-type="float">
            <text:p>181.6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4556" calcext:value-type="float">
            <text:p>181.6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69944" calcext:value-type="float">
            <text:p>181.6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27272" calcext:value-type="float">
            <text:p>181.6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21176" calcext:value-type="float">
            <text:p>181.6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39464" calcext:value-type="float">
            <text:p>181.6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2176" calcext:value-type="float">
            <text:p>181.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79672" calcext:value-type="float">
            <text:p>181.7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40632" calcext:value-type="float">
            <text:p>181.8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894" calcext:value-type="float">
            <text:p>181.8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10736" calcext:value-type="float">
            <text:p>181.9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01592" calcext:value-type="float">
            <text:p>181.9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71112" calcext:value-type="float">
            <text:p>181.8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34536" calcext:value-type="float">
            <text:p>181.8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49776" calcext:value-type="float">
            <text:p>181.8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29024" calcext:value-type="float">
            <text:p>181.9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40632" calcext:value-type="float">
            <text:p>181.8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10736" calcext:value-type="float">
            <text:p>181.9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99128" calcext:value-type="float">
            <text:p>181.9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60088" calcext:value-type="float">
            <text:p>182.0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96664" calcext:value-type="float">
            <text:p>182.0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96664" calcext:value-type="float">
            <text:p>182.0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69232" calcext:value-type="float">
            <text:p>182.0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0276" calcext:value-type="float">
            <text:p>182.1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39336" calcext:value-type="float">
            <text:p>182.1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97248" calcext:value-type="float">
            <text:p>182.1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21632" calcext:value-type="float">
            <text:p>182.2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57624" calcext:value-type="float">
            <text:p>182.1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93616" calcext:value-type="float">
            <text:p>182.0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75328" calcext:value-type="float">
            <text:p>182.0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53992" calcext:value-type="float">
            <text:p>182.0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418" calcext:value-type="float">
            <text:p>182.0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418" calcext:value-type="float">
            <text:p>182.0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23512" calcext:value-type="float">
            <text:p>182.0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89984" calcext:value-type="float">
            <text:p>181.9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8084" calcext:value-type="float">
            <text:p>181.9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68648" calcext:value-type="float">
            <text:p>181.9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01592" calcext:value-type="float">
            <text:p>181.9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5892" calcext:value-type="float">
            <text:p>181.8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40632" calcext:value-type="float">
            <text:p>181.8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34536" calcext:value-type="float">
            <text:p>181.8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22344" calcext:value-type="float">
            <text:p>181.8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64432" calcext:value-type="float">
            <text:p>181.7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46144" calcext:value-type="float">
            <text:p>181.7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58336" calcext:value-type="float">
            <text:p>181.7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6748" calcext:value-type="float">
            <text:p>181.7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73576" calcext:value-type="float">
            <text:p>181.7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85768" calcext:value-type="float">
            <text:p>181.7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19296" calcext:value-type="float">
            <text:p>181.8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49776" calcext:value-type="float">
            <text:p>181.8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52824" calcext:value-type="float">
            <text:p>181.8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46728" calcext:value-type="float">
            <text:p>181.8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01592" calcext:value-type="float">
            <text:p>181.9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59504" calcext:value-type="float">
            <text:p>181.9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656" calcext:value-type="float">
            <text:p>181.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89984" calcext:value-type="float">
            <text:p>181.9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2656" calcext:value-type="float">
            <text:p>182.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53992" calcext:value-type="float">
            <text:p>182.0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05224" calcext:value-type="float">
            <text:p>182.0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62552" calcext:value-type="float">
            <text:p>181.9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77208" calcext:value-type="float">
            <text:p>181.8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01592" calcext:value-type="float">
            <text:p>181.9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3512" calcext:value-type="float">
            <text:p>181.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83888" calcext:value-type="float">
            <text:p>181.9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1132" calcext:value-type="float">
            <text:p>182.0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99128" calcext:value-type="float">
            <text:p>181.9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77792" calcext:value-type="float">
            <text:p>181.9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89984" calcext:value-type="float">
            <text:p>181.9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8084" calcext:value-type="float">
            <text:p>181.9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99128" calcext:value-type="float">
            <text:p>181.9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83888" calcext:value-type="float">
            <text:p>181.9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47312" calcext:value-type="float">
            <text:p>181.9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32072" calcext:value-type="float">
            <text:p>181.9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25976" calcext:value-type="float">
            <text:p>181.9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38168" calcext:value-type="float">
            <text:p>181.9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29024" calcext:value-type="float">
            <text:p>181.9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0464" calcext:value-type="float">
            <text:p>181.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71112" calcext:value-type="float">
            <text:p>181.8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95496" calcext:value-type="float">
            <text:p>181.8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98544" calcext:value-type="float">
            <text:p>181.8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83304" calcext:value-type="float">
            <text:p>181.8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7416" calcext:value-type="float">
            <text:p>181.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5892" calcext:value-type="float">
            <text:p>181.8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132" calcext:value-type="float">
            <text:p>181.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34536" calcext:value-type="float">
            <text:p>181.8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55872" calcext:value-type="float">
            <text:p>181.8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34536" calcext:value-type="float">
            <text:p>181.8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25392" calcext:value-type="float">
            <text:p>181.8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46728" calcext:value-type="float">
            <text:p>181.8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55872" calcext:value-type="float">
            <text:p>181.8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65016" calcext:value-type="float">
            <text:p>181.8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86352" calcext:value-type="float">
            <text:p>181.8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37584" calcext:value-type="float">
            <text:p>181.8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61968" calcext:value-type="float">
            <text:p>181.8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92448" calcext:value-type="float">
            <text:p>181.8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5892" calcext:value-type="float">
            <text:p>181.8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07104" calcext:value-type="float">
            <text:p>181.8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9796" calcext:value-type="float">
            <text:p>181.7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94912" calcext:value-type="float">
            <text:p>181.7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6748" calcext:value-type="float">
            <text:p>181.7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70528" calcext:value-type="float">
            <text:p>181.7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37" calcext:value-type="float">
            <text:p>181.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12616" calcext:value-type="float">
            <text:p>181.7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27856" calcext:value-type="float">
            <text:p>181.7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9128" calcext:value-type="float">
            <text:p>181.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608" calcext:value-type="float">
            <text:p>181.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3032" calcext:value-type="float">
            <text:p>181.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846" calcext:value-type="float">
            <text:p>181.5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02888" calcext:value-type="float">
            <text:p>181.6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96792" calcext:value-type="float">
            <text:p>181.5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72408" calcext:value-type="float">
            <text:p>181.5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11448" calcext:value-type="float">
            <text:p>181.5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29736" calcext:value-type="float">
            <text:p>181.5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05352" calcext:value-type="float">
            <text:p>181.5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56584" calcext:value-type="float">
            <text:p>181.4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04768" calcext:value-type="float">
            <text:p>181.4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98672" calcext:value-type="float">
            <text:p>181.3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95624" calcext:value-type="float">
            <text:p>181.3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7124" calcext:value-type="float">
            <text:p>181.3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74288" calcext:value-type="float">
            <text:p>181.3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7124" calcext:value-type="float">
            <text:p>181.3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76752" calcext:value-type="float">
            <text:p>181.2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98088" calcext:value-type="float">
            <text:p>181.2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04184" calcext:value-type="float">
            <text:p>181.3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3408" calcext:value-type="float">
            <text:p>181.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15792" calcext:value-type="float">
            <text:p>181.2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7024" calcext:value-type="float">
            <text:p>181.1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45688" calcext:value-type="float">
            <text:p>181.1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48736" calcext:value-type="float">
            <text:p>181.1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7024" calcext:value-type="float">
            <text:p>181.1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168" calcext:value-type="float">
            <text:p>181.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168" calcext:value-type="float">
            <text:p>181.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33496" calcext:value-type="float">
            <text:p>181.1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54248" calcext:value-type="float">
            <text:p>181.0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9384" calcext:value-type="float">
            <text:p>180.9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1472" calcext:value-type="float">
            <text:p>180.9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95752" calcext:value-type="float">
            <text:p>180.8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77464" calcext:value-type="float">
            <text:p>180.8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86024" calcext:value-type="float">
            <text:p>180.7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82976" calcext:value-type="float">
            <text:p>180.7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6164" calcext:value-type="float">
            <text:p>180.7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688" calcext:value-type="float">
            <text:p>180.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58592" calcext:value-type="float">
            <text:p>180.7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3728" calcext:value-type="float">
            <text:p>180.7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91536" calcext:value-type="float">
            <text:p>180.6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8544" calcext:value-type="float">
            <text:p>180.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702" calcext:value-type="float">
            <text:p>180.6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21432" calcext:value-type="float">
            <text:p>180.6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06192" calcext:value-type="float">
            <text:p>180.6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21432" calcext:value-type="float">
            <text:p>180.6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45816" calcext:value-type="float">
            <text:p>180.6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5496" calcext:value-type="float">
            <text:p>180.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3972" calcext:value-type="float">
            <text:p>180.6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72664" calcext:value-type="float">
            <text:p>180.5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54376" calcext:value-type="float">
            <text:p>180.5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39136" calcext:value-type="float">
            <text:p>180.5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69032" calcext:value-type="float">
            <text:p>180.4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98928" calcext:value-type="float">
            <text:p>180.3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08072" calcext:value-type="float">
            <text:p>180.4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08072" calcext:value-type="float">
            <text:p>180.4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62352" calcext:value-type="float">
            <text:p>180.3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62352" calcext:value-type="float">
            <text:p>180.3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28824" calcext:value-type="float">
            <text:p>180.3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0912" calcext:value-type="float">
            <text:p>180.2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5672" calcext:value-type="float">
            <text:p>180.2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7552" calcext:value-type="float">
            <text:p>180.0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1352" calcext:value-type="float">
            <text:p>179.9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24024" calcext:value-type="float">
            <text:p>180.0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4536" calcext:value-type="float">
            <text:p>180.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7448" calcext:value-type="float">
            <text:p>179.9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86864" calcext:value-type="float">
            <text:p>179.8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17344" calcext:value-type="float">
            <text:p>179.9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32584" calcext:value-type="float">
            <text:p>179.9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56968" calcext:value-type="float">
            <text:p>179.9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90496" calcext:value-type="float">
            <text:p>179.9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9744" calcext:value-type="float">
            <text:p>180.0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4984" calcext:value-type="float">
            <text:p>180.0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8032" calcext:value-type="float">
            <text:p>180.0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7552" calcext:value-type="float">
            <text:p>180.0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2228" calcext:value-type="float">
            <text:p>163.0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1488" calcext:value-type="float">
            <text:p>180.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44" calcext:value-type="float">
            <text:p>179.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7448" calcext:value-type="float">
            <text:p>179.9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66112" calcext:value-type="float">
            <text:p>179.9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2344" calcext:value-type="float">
            <text:p>179.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60016" calcext:value-type="float">
            <text:p>179.9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012" calcext:value-type="float">
            <text:p>180.0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60016" calcext:value-type="float">
            <text:p>179.9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3648" calcext:value-type="float">
            <text:p>180.0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8512" calcext:value-type="float">
            <text:p>180.1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2792" calcext:value-type="float">
            <text:p>180.0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4504" calcext:value-type="float">
            <text:p>180.0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1664" calcext:value-type="float">
            <text:p>180.1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8888" calcext:value-type="float">
            <text:p>180.0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7552" calcext:value-type="float">
            <text:p>180.0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48408" calcext:value-type="float">
            <text:p>180.0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11832" calcext:value-type="float">
            <text:p>180.0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7176" calcext:value-type="float">
            <text:p>180.0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9744" calcext:value-type="float">
            <text:p>180.0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5464" calcext:value-type="float">
            <text:p>180.1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8888" calcext:value-type="float">
            <text:p>180.0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78304" calcext:value-type="float">
            <text:p>179.9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7552" calcext:value-type="float">
            <text:p>180.0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2416" calcext:value-type="float">
            <text:p>180.1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7448" calcext:value-type="float">
            <text:p>179.9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11832" calcext:value-type="float">
            <text:p>180.0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24024" calcext:value-type="float">
            <text:p>180.0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4128" calcext:value-type="float">
            <text:p>180.0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17928" calcext:value-type="float">
            <text:p>180.0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3868" calcext:value-type="float">
            <text:p>179.9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20976" calcext:value-type="float">
            <text:p>180.0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082" calcext:value-type="float">
            <text:p>179.9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93544" calcext:value-type="float">
            <text:p>179.9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53336" calcext:value-type="float">
            <text:p>179.8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05152" calcext:value-type="float">
            <text:p>179.9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93544" calcext:value-type="float">
            <text:p>179.9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6696" calcext:value-type="float">
            <text:p>180.0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96008" calcext:value-type="float">
            <text:p>179.8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99056" calcext:value-type="float">
            <text:p>179.8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6916" calcext:value-type="float">
            <text:p>179.9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6696" calcext:value-type="float">
            <text:p>180.0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2792" calcext:value-type="float">
            <text:p>180.0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9744" calcext:value-type="float">
            <text:p>180.0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2896" calcext:value-type="float">
            <text:p>180.1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5464" calcext:value-type="float">
            <text:p>180.1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7656" calcext:value-type="float">
            <text:p>180.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5464" calcext:value-type="float">
            <text:p>180.1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02104" calcext:value-type="float">
            <text:p>179.9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8888" calcext:value-type="float">
            <text:p>180.0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0328" calcext:value-type="float">
            <text:p>180.1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9264" calcext:value-type="float">
            <text:p>180.0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8888" calcext:value-type="float">
            <text:p>180.0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1456" calcext:value-type="float">
            <text:p>180.0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4504" calcext:value-type="float">
            <text:p>180.0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05736" calcext:value-type="float">
            <text:p>180.0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24024" calcext:value-type="float">
            <text:p>180.0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2792" calcext:value-type="float">
            <text:p>180.0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6696" calcext:value-type="float">
            <text:p>180.0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66112" calcext:value-type="float">
            <text:p>179.9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584" calcext:value-type="float">
            <text:p>180.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4712" calcext:value-type="float">
            <text:p>180.1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24024" calcext:value-type="float">
            <text:p>180.0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68" calcext:value-type="float">
            <text:p>180.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0808" calcext:value-type="float">
            <text:p>180.2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1288" calcext:value-type="float">
            <text:p>180.2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4232" calcext:value-type="float">
            <text:p>180.1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5568" calcext:value-type="float">
            <text:p>180.1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8512" calcext:value-type="float">
            <text:p>180.1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1768" calcext:value-type="float">
            <text:p>180.2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0808" calcext:value-type="float">
            <text:p>180.2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8616" calcext:value-type="float">
            <text:p>180.1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3856" calcext:value-type="float">
            <text:p>180.2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6048" calcext:value-type="float">
            <text:p>180.2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9096" calcext:value-type="float">
            <text:p>180.2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4232" calcext:value-type="float">
            <text:p>180.1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6904" calcext:value-type="float">
            <text:p>180.2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6904" calcext:value-type="float">
            <text:p>180.2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2144" calcext:value-type="float">
            <text:p>180.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50872" calcext:value-type="float">
            <text:p>179.9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06" calcext:value-type="float">
            <text:p>180.0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4504" calcext:value-type="float">
            <text:p>180.0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108" calcext:value-type="float">
            <text:p>180.0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012" calcext:value-type="float">
            <text:p>180.0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35632" calcext:value-type="float">
            <text:p>179.9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47824" calcext:value-type="float">
            <text:p>179.9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06" calcext:value-type="float">
            <text:p>180.0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108" calcext:value-type="float">
            <text:p>180.0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68" calcext:value-type="float">
            <text:p>180.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8512" calcext:value-type="float">
            <text:p>180.1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4536" calcext:value-type="float">
            <text:p>180.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2416" calcext:value-type="float">
            <text:p>180.1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8512" calcext:value-type="float">
            <text:p>180.1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9744" calcext:value-type="float">
            <text:p>180.0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96592" calcext:value-type="float">
            <text:p>179.9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11832" calcext:value-type="float">
            <text:p>180.0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5392" calcext:value-type="float">
            <text:p>179.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1488" calcext:value-type="float">
            <text:p>180.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5464" calcext:value-type="float">
            <text:p>180.1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204" calcext:value-type="float">
            <text:p>180.1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6048" calcext:value-type="float">
            <text:p>180.2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2144" calcext:value-type="float">
            <text:p>180.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4336" calcext:value-type="float">
            <text:p>180.2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2144" calcext:value-type="float">
            <text:p>180.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3856" calcext:value-type="float">
            <text:p>180.2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348" calcext:value-type="float">
            <text:p>180.2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59304" calcext:value-type="float">
            <text:p>180.3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3492" calcext:value-type="float">
            <text:p>180.3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4336" calcext:value-type="float">
            <text:p>180.2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5568" calcext:value-type="float">
            <text:p>180.1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5568" calcext:value-type="float">
            <text:p>180.1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13584" calcext:value-type="float">
            <text:p>180.3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86736" calcext:value-type="float">
            <text:p>180.3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6152" calcext:value-type="float">
            <text:p>180.2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62352" calcext:value-type="float">
            <text:p>180.3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62936" calcext:value-type="float">
            <text:p>180.4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08072" calcext:value-type="float">
            <text:p>180.4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08072" calcext:value-type="float">
            <text:p>180.4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23312" calcext:value-type="float">
            <text:p>180.4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9588" calcext:value-type="float">
            <text:p>180.3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56256" calcext:value-type="float">
            <text:p>180.3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29408" calcext:value-type="float">
            <text:p>180.4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50744" calcext:value-type="float">
            <text:p>180.4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92832" calcext:value-type="float">
            <text:p>180.3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69032" calcext:value-type="float">
            <text:p>180.4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90368" calcext:value-type="float">
            <text:p>180.4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8732" calcext:value-type="float">
            <text:p>180.4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8732" calcext:value-type="float">
            <text:p>180.4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39136" calcext:value-type="float">
            <text:p>180.5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29992" calcext:value-type="float">
            <text:p>180.5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702" calcext:value-type="float">
            <text:p>180.6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3728" calcext:value-type="float">
            <text:p>180.7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3832" calcext:value-type="float">
            <text:p>180.7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67736" calcext:value-type="float">
            <text:p>180.7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2016" calcext:value-type="float">
            <text:p>180.7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71368" calcext:value-type="float">
            <text:p>180.8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5272" calcext:value-type="float">
            <text:p>180.8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0736" calcext:value-type="float">
            <text:p>180.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308" calcext:value-type="float">
            <text:p>180.8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65856" calcext:value-type="float">
            <text:p>180.9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68904" calcext:value-type="float">
            <text:p>180.9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7672" calcext:value-type="float">
            <text:p>181.0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32328" calcext:value-type="float">
            <text:p>180.9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62808" calcext:value-type="float">
            <text:p>180.9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3768" calcext:value-type="float">
            <text:p>181.0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36544" calcext:value-type="float">
            <text:p>181.1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8836" calcext:value-type="float">
            <text:p>181.1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0072" calcext:value-type="float">
            <text:p>181.1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03016" calcext:value-type="float">
            <text:p>181.1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0072" calcext:value-type="float">
            <text:p>181.1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9216" calcext:value-type="float">
            <text:p>181.1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76752" calcext:value-type="float">
            <text:p>181.2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56" calcext:value-type="float">
            <text:p>181.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52952" calcext:value-type="float">
            <text:p>181.3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04184" calcext:value-type="float">
            <text:p>181.3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68192" calcext:value-type="float">
            <text:p>181.3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2552" calcext:value-type="float">
            <text:p>181.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20008" calcext:value-type="float">
            <text:p>181.4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7792" calcext:value-type="float">
            <text:p>181.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41928" calcext:value-type="float">
            <text:p>181.5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846" calcext:value-type="float">
            <text:p>181.5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60216" calcext:value-type="float">
            <text:p>181.5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48024" calcext:value-type="float">
            <text:p>181.5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6936" calcext:value-type="float">
            <text:p>181.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96208" calcext:value-type="float">
            <text:p>181.4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11448" calcext:value-type="float">
            <text:p>181.5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29152" calcext:value-type="float">
            <text:p>181.4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9316" calcext:value-type="float">
            <text:p>181.4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14496" calcext:value-type="float">
            <text:p>181.5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32784" calcext:value-type="float">
            <text:p>181.5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17544" calcext:value-type="float">
            <text:p>181.5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11448" calcext:value-type="float">
            <text:p>181.5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51072" calcext:value-type="float">
            <text:p>181.5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084" calcext:value-type="float">
            <text:p>181.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48024" calcext:value-type="float">
            <text:p>181.5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81552" calcext:value-type="float">
            <text:p>181.5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32784" calcext:value-type="float">
            <text:p>181.5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51072" calcext:value-type="float">
            <text:p>181.5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26688" calcext:value-type="float">
            <text:p>181.5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2364" calcext:value-type="float">
            <text:p>181.5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02304" calcext:value-type="float">
            <text:p>181.5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56584" calcext:value-type="float">
            <text:p>181.4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9316" calcext:value-type="float">
            <text:p>181.4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20592" calcext:value-type="float">
            <text:p>181.5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29152" calcext:value-type="float">
            <text:p>181.4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29152" calcext:value-type="float">
            <text:p>181.4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53536" calcext:value-type="float">
            <text:p>181.4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23056" calcext:value-type="float">
            <text:p>181.4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04768" calcext:value-type="float">
            <text:p>181.4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7124" calcext:value-type="float">
            <text:p>181.3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0172" calcext:value-type="float">
            <text:p>181.4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98672" calcext:value-type="float">
            <text:p>181.3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1696" calcext:value-type="float">
            <text:p>181.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95624" calcext:value-type="float">
            <text:p>181.3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7124" calcext:value-type="float">
            <text:p>181.3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52952" calcext:value-type="float">
            <text:p>181.3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59048" calcext:value-type="float">
            <text:p>181.3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43808" calcext:value-type="float">
            <text:p>181.3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22472" calcext:value-type="float">
            <text:p>181.3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31616" calcext:value-type="float">
            <text:p>181.3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22472" calcext:value-type="float">
            <text:p>181.3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2552" calcext:value-type="float">
            <text:p>181.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13328" calcext:value-type="float">
            <text:p>181.3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76752" calcext:value-type="float">
            <text:p>181.2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82848" calcext:value-type="float">
            <text:p>181.2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07232" calcext:value-type="float">
            <text:p>181.3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04184" calcext:value-type="float">
            <text:p>181.3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16376" calcext:value-type="float">
            <text:p>181.3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37128" calcext:value-type="float">
            <text:p>181.2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85312" calcext:value-type="float">
            <text:p>181.1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7024" calcext:value-type="float">
            <text:p>181.1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0552" calcext:value-type="float">
            <text:p>181.2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51784" calcext:value-type="float">
            <text:p>181.1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30448" calcext:value-type="float">
            <text:p>181.1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5788" calcext:value-type="float">
            <text:p>181.1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48736" calcext:value-type="float">
            <text:p>181.1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0928" calcext:value-type="float">
            <text:p>181.1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7024" calcext:value-type="float">
            <text:p>181.1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7024" calcext:value-type="float">
            <text:p>181.1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9216" calcext:value-type="float">
            <text:p>181.1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0072" calcext:value-type="float">
            <text:p>181.1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644" calcext:value-type="float">
            <text:p>181.0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8528" calcext:value-type="float">
            <text:p>181.0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7672" calcext:value-type="float">
            <text:p>181.0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7192" calcext:value-type="float">
            <text:p>180.9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6816" calcext:value-type="float">
            <text:p>181.0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9008" calcext:value-type="float">
            <text:p>181.0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7672" calcext:value-type="float">
            <text:p>181.0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3768" calcext:value-type="float">
            <text:p>181.0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3288" calcext:value-type="float">
            <text:p>180.9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71952" calcext:value-type="float">
            <text:p>180.9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928" calcext:value-type="float">
            <text:p>180.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17088" calcext:value-type="float">
            <text:p>180.9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0136" calcext:value-type="float">
            <text:p>180.9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01848" calcext:value-type="float">
            <text:p>180.9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3184" calcext:value-type="float">
            <text:p>180.9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9656" calcext:value-type="float">
            <text:p>180.8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832" calcext:value-type="float">
            <text:p>180.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6984" calcext:value-type="float">
            <text:p>180.8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0032" calcext:value-type="float">
            <text:p>180.8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74416" calcext:value-type="float">
            <text:p>180.8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04312" calcext:value-type="float">
            <text:p>180.8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0736" calcext:value-type="float">
            <text:p>180.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308" calcext:value-type="float">
            <text:p>180.8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5272" calcext:value-type="float">
            <text:p>180.8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356" calcext:value-type="float">
            <text:p>180.8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832" calcext:value-type="float">
            <text:p>180.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832" calcext:value-type="float">
            <text:p>180.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16504" calcext:value-type="float">
            <text:p>180.8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25648" calcext:value-type="float">
            <text:p>180.8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2224" calcext:value-type="float">
            <text:p>180.8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226" calcext:value-type="float">
            <text:p>180.8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25648" calcext:value-type="float">
            <text:p>180.8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6984" calcext:value-type="float">
            <text:p>180.8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1592" calcext:value-type="float">
            <text:p>180.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73248" calcext:value-type="float">
            <text:p>180.6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88488" calcext:value-type="float">
            <text:p>180.6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64" calcext:value-type="float">
            <text:p>180.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9448" calcext:value-type="float">
            <text:p>180.7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1592" calcext:value-type="float">
            <text:p>180.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73248" calcext:value-type="float">
            <text:p>180.6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48864" calcext:value-type="float">
            <text:p>180.6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59104" calcext:value-type="float">
            <text:p>178.7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6624" calcext:value-type="float">
            <text:p>179.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69288" calcext:value-type="float">
            <text:p>179.4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84528" calcext:value-type="float">
            <text:p>179.4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52168" calcext:value-type="float">
            <text:p>179.6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2532" calcext:value-type="float">
            <text:p>179.7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55216" calcext:value-type="float">
            <text:p>179.6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63776" calcext:value-type="float">
            <text:p>179.5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54632" calcext:value-type="float">
            <text:p>179.5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4912" calcext:value-type="float">
            <text:p>179.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22272" calcext:value-type="float">
            <text:p>179.7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558" calcext:value-type="float">
            <text:p>179.7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19224" calcext:value-type="float">
            <text:p>179.7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22272" calcext:value-type="float">
            <text:p>179.7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61896" calcext:value-type="float">
            <text:p>179.7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14296" calcext:value-type="float">
            <text:p>179.9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35632" calcext:value-type="float">
            <text:p>179.9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05152" calcext:value-type="float">
            <text:p>179.9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80184" calcext:value-type="float">
            <text:p>179.7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19808" calcext:value-type="float">
            <text:p>179.8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6248" calcext:value-type="float">
            <text:p>179.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68576" calcext:value-type="float">
            <text:p>179.8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41144" calcext:value-type="float">
            <text:p>179.8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25904" calcext:value-type="float">
            <text:p>179.8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65528" calcext:value-type="float">
            <text:p>179.8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9296" calcext:value-type="float">
            <text:p>179.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86864" calcext:value-type="float">
            <text:p>179.8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6248" calcext:value-type="float">
            <text:p>179.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68576" calcext:value-type="float">
            <text:p>179.8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13712" calcext:value-type="float">
            <text:p>179.8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07616" calcext:value-type="float">
            <text:p>179.8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98472" calcext:value-type="float">
            <text:p>179.7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38096" calcext:value-type="float">
            <text:p>179.8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65528" calcext:value-type="float">
            <text:p>179.8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80768" calcext:value-type="float">
            <text:p>179.8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99056" calcext:value-type="float">
            <text:p>179.8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44776" calcext:value-type="float">
            <text:p>179.9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26488" calcext:value-type="float">
            <text:p>179.9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89912" calcext:value-type="float">
            <text:p>179.8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35632" calcext:value-type="float">
            <text:p>179.9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90496" calcext:value-type="float">
            <text:p>179.9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012" calcext:value-type="float">
            <text:p>180.0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012" calcext:value-type="float">
            <text:p>180.0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9264" calcext:value-type="float">
            <text:p>180.0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2416" calcext:value-type="float">
            <text:p>180.1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8136" calcext:value-type="float">
            <text:p>180.1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2416" calcext:value-type="float">
            <text:p>180.1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8888" calcext:value-type="float">
            <text:p>180.0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2144" calcext:value-type="float">
            <text:p>180.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1184" calcext:value-type="float">
            <text:p>180.1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68" calcext:value-type="float">
            <text:p>180.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1184" calcext:value-type="float">
            <text:p>180.1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4712" calcext:value-type="float">
            <text:p>180.1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9952" calcext:value-type="float">
            <text:p>180.2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68" calcext:value-type="float">
            <text:p>180.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7656" calcext:value-type="float">
            <text:p>180.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8512" calcext:value-type="float">
            <text:p>180.1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7656" calcext:value-type="float">
            <text:p>180.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8512" calcext:value-type="float">
            <text:p>180.1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3272" calcext:value-type="float">
            <text:p>180.1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8888" calcext:value-type="float">
            <text:p>180.0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7656" calcext:value-type="float">
            <text:p>180.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5464" calcext:value-type="float">
            <text:p>180.1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4128" calcext:value-type="float">
            <text:p>180.0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4128" calcext:value-type="float">
            <text:p>180.0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06" calcext:value-type="float">
            <text:p>180.0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7552" calcext:value-type="float">
            <text:p>180.0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2792" calcext:value-type="float">
            <text:p>180.0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8032" calcext:value-type="float">
            <text:p>180.0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584" calcext:value-type="float">
            <text:p>180.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9744" calcext:value-type="float">
            <text:p>180.0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24024" calcext:value-type="float">
            <text:p>180.0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8888" calcext:value-type="float">
            <text:p>180.0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8888" calcext:value-type="float">
            <text:p>180.0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4536" calcext:value-type="float">
            <text:p>180.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96592" calcext:value-type="float">
            <text:p>179.9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66112" calcext:value-type="float">
            <text:p>179.9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44" calcext:value-type="float">
            <text:p>179.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1352" calcext:value-type="float">
            <text:p>179.9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44" calcext:value-type="float">
            <text:p>179.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29536" calcext:value-type="float">
            <text:p>179.9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17344" calcext:value-type="float">
            <text:p>179.9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32584" calcext:value-type="float">
            <text:p>179.9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32584" calcext:value-type="float">
            <text:p>179.9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1352" calcext:value-type="float">
            <text:p>179.9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44" calcext:value-type="float">
            <text:p>179.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3868" calcext:value-type="float">
            <text:p>179.9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05152" calcext:value-type="float">
            <text:p>179.9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082" calcext:value-type="float">
            <text:p>179.9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26488" calcext:value-type="float">
            <text:p>179.9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9296" calcext:value-type="float">
            <text:p>179.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50288" calcext:value-type="float">
            <text:p>179.8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86864" calcext:value-type="float">
            <text:p>179.8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32" calcext:value-type="float">
            <text:p>179.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77136" calcext:value-type="float">
            <text:p>179.7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52752" calcext:value-type="float">
            <text:p>179.7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89328" calcext:value-type="float">
            <text:p>179.7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64944" calcext:value-type="float">
            <text:p>179.7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46656" calcext:value-type="float">
            <text:p>179.7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61896" calcext:value-type="float">
            <text:p>179.7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04568" calcext:value-type="float">
            <text:p>179.8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31416" calcext:value-type="float">
            <text:p>179.7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73504" calcext:value-type="float">
            <text:p>179.6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85696" calcext:value-type="float">
            <text:p>179.6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1864" calcext:value-type="float">
            <text:p>179.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61312" calcext:value-type="float">
            <text:p>179.6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6436" calcext:value-type="float">
            <text:p>179.6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54632" calcext:value-type="float">
            <text:p>179.5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272" calcext:value-type="float">
            <text:p>179.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60144" calcext:value-type="float">
            <text:p>179.4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32712" calcext:value-type="float">
            <text:p>179.4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63192" calcext:value-type="float">
            <text:p>179.4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0528" calcext:value-type="float">
            <text:p>179.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47368" calcext:value-type="float">
            <text:p>179.3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01648" calcext:value-type="float">
            <text:p>179.3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07744" calcext:value-type="float">
            <text:p>179.3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71168" calcext:value-type="float">
            <text:p>179.2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5288" calcext:value-type="float">
            <text:p>179.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58976" calcext:value-type="float">
            <text:p>179.2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97432" calcext:value-type="float">
            <text:p>179.0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3048" calcext:value-type="float">
            <text:p>179.0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6472" calcext:value-type="float">
            <text:p>179.0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12088" calcext:value-type="float">
            <text:p>179.0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6332" calcext:value-type="float">
            <text:p>178.9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45032" calcext:value-type="float">
            <text:p>178.9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26744" calcext:value-type="float">
            <text:p>178.9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3284" calcext:value-type="float">
            <text:p>178.9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68832" calcext:value-type="float">
            <text:p>178.8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04824" calcext:value-type="float">
            <text:p>178.8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53008" calcext:value-type="float">
            <text:p>178.7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25576" calcext:value-type="float">
            <text:p>178.7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76808" calcext:value-type="float">
            <text:p>178.6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13384" calcext:value-type="float">
            <text:p>178.7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21944" calcext:value-type="float">
            <text:p>178.6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31088" calcext:value-type="float">
            <text:p>178.6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37184" calcext:value-type="float">
            <text:p>178.6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00608" calcext:value-type="float">
            <text:p>178.6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06704" calcext:value-type="float">
            <text:p>178.6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00608" calcext:value-type="float">
            <text:p>178.6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45744" calcext:value-type="float">
            <text:p>178.5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8232" calcext:value-type="float">
            <text:p>178.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15848" calcext:value-type="float">
            <text:p>178.6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0128" calcext:value-type="float">
            <text:p>178.5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0128" calcext:value-type="float">
            <text:p>178.5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09752" calcext:value-type="float">
            <text:p>178.6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184" calcext:value-type="float">
            <text:p>178.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42696" calcext:value-type="float">
            <text:p>178.5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9648" calcext:value-type="float">
            <text:p>178.5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4888" calcext:value-type="float">
            <text:p>178.5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9648" calcext:value-type="float">
            <text:p>178.5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15264" calcext:value-type="float">
            <text:p>178.5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9272" calcext:value-type="float">
            <text:p>178.5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128" calcext:value-type="float">
            <text:p>178.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40232" calcext:value-type="float">
            <text:p>178.6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184" calcext:value-type="float">
            <text:p>178.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4888" calcext:value-type="float">
            <text:p>178.5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81152" calcext:value-type="float">
            <text:p>178.3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54304" calcext:value-type="float">
            <text:p>178.4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93928" calcext:value-type="float">
            <text:p>178.4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0024" calcext:value-type="float">
            <text:p>178.5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3072" calcext:value-type="float">
            <text:p>178.5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66" calcext:value-type="float">
            <text:p>178.5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18312" calcext:value-type="float">
            <text:p>178.5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9648" calcext:value-type="float">
            <text:p>178.5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64032" calcext:value-type="float">
            <text:p>178.5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64032" calcext:value-type="float">
            <text:p>178.5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3552" calcext:value-type="float">
            <text:p>178.5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9168" calcext:value-type="float">
            <text:p>178.5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42696" calcext:value-type="float">
            <text:p>178.5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9168" calcext:value-type="float">
            <text:p>178.5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12216" calcext:value-type="float">
            <text:p>178.5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94512" calcext:value-type="float">
            <text:p>178.5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3176" calcext:value-type="float">
            <text:p>178.5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7936" calcext:value-type="float">
            <text:p>178.5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4888" calcext:value-type="float">
            <text:p>178.5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96976" calcext:value-type="float">
            <text:p>178.4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3176" calcext:value-type="float">
            <text:p>178.5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15848" calcext:value-type="float">
            <text:p>178.6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49376" calcext:value-type="float">
            <text:p>178.6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64616" calcext:value-type="float">
            <text:p>178.6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40232" calcext:value-type="float">
            <text:p>178.6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7936" calcext:value-type="float">
            <text:p>178.5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2136" calcext:value-type="float">
            <text:p>178.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9272" calcext:value-type="float">
            <text:p>178.5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55472" calcext:value-type="float">
            <text:p>178.6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27456" calcext:value-type="float">
            <text:p>178.5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18896" calcext:value-type="float">
            <text:p>178.6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88416" calcext:value-type="float">
            <text:p>178.5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00608" calcext:value-type="float">
            <text:p>178.6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37184" calcext:value-type="float">
            <text:p>178.6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6224" calcext:value-type="float">
            <text:p>178.5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4888" calcext:value-type="float">
            <text:p>178.5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612" calcext:value-type="float">
            <text:p>178.5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564" calcext:value-type="float">
            <text:p>178.4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0128" calcext:value-type="float">
            <text:p>178.5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564" calcext:value-type="float">
            <text:p>178.4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64032" calcext:value-type="float">
            <text:p>178.5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12216" calcext:value-type="float">
            <text:p>178.5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69544" calcext:value-type="float">
            <text:p>178.4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564" calcext:value-type="float">
            <text:p>178.4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2592" calcext:value-type="float">
            <text:p>178.4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64032" calcext:value-type="float">
            <text:p>178.5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3176" calcext:value-type="float">
            <text:p>178.5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09752" calcext:value-type="float">
            <text:p>178.6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49376" calcext:value-type="float">
            <text:p>178.6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49376" calcext:value-type="float">
            <text:p>178.6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1468" calcext:value-type="float">
            <text:p>178.4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85368" calcext:value-type="float">
            <text:p>178.5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22528" calcext:value-type="float">
            <text:p>178.7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01192" calcext:value-type="float">
            <text:p>178.7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85952" calcext:value-type="float">
            <text:p>178.6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0128" calcext:value-type="float">
            <text:p>178.5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85368" calcext:value-type="float">
            <text:p>178.5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3552" calcext:value-type="float">
            <text:p>178.5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45744" calcext:value-type="float">
            <text:p>178.5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2804" calcext:value-type="float">
            <text:p>178.6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10336" calcext:value-type="float">
            <text:p>178.7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89" calcext:value-type="float">
            <text:p>178.6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91464" calcext:value-type="float">
            <text:p>178.5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92048" calcext:value-type="float">
            <text:p>178.6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7376" calcext:value-type="float">
            <text:p>178.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43864" calcext:value-type="float">
            <text:p>178.7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62152" calcext:value-type="float">
            <text:p>178.7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25576" calcext:value-type="float">
            <text:p>178.7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3472" calcext:value-type="float">
            <text:p>178.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31672" calcext:value-type="float">
            <text:p>178.7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40816" calcext:value-type="float">
            <text:p>178.7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43864" calcext:value-type="float">
            <text:p>178.7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0424" calcext:value-type="float">
            <text:p>178.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56056" calcext:value-type="float">
            <text:p>178.7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95096" calcext:value-type="float">
            <text:p>178.6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37184" calcext:value-type="float">
            <text:p>178.6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4996" calcext:value-type="float">
            <text:p>178.7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38352" calcext:value-type="float">
            <text:p>178.8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74344" calcext:value-type="float">
            <text:p>178.7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71296" calcext:value-type="float">
            <text:p>178.7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31672" calcext:value-type="float">
            <text:p>178.7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01776" calcext:value-type="float">
            <text:p>178.8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17016" calcext:value-type="float">
            <text:p>178.8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68832" calcext:value-type="float">
            <text:p>178.8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59104" calcext:value-type="float">
            <text:p>178.7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414" calcext:value-type="float">
            <text:p>178.8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77392" calcext:value-type="float">
            <text:p>178.7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82904" calcext:value-type="float">
            <text:p>178.6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3472" calcext:value-type="float">
            <text:p>178.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07872" calcext:value-type="float">
            <text:p>178.8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40816" calcext:value-type="float">
            <text:p>178.7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92632" calcext:value-type="float">
            <text:p>178.7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25576" calcext:value-type="float">
            <text:p>178.7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8044" calcext:value-type="float">
            <text:p>178.7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8712" calcext:value-type="float">
            <text:p>178.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59688" calcext:value-type="float">
            <text:p>178.8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35304" calcext:value-type="float">
            <text:p>178.8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86536" calcext:value-type="float">
            <text:p>178.7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98144" calcext:value-type="float">
            <text:p>178.6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40816" calcext:value-type="float">
            <text:p>178.7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31672" calcext:value-type="float">
            <text:p>178.7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77392" calcext:value-type="float">
            <text:p>178.7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38352" calcext:value-type="float">
            <text:p>178.8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74928" calcext:value-type="float">
            <text:p>178.8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23696" calcext:value-type="float">
            <text:p>178.9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35888" calcext:value-type="float">
            <text:p>178.9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41984" calcext:value-type="float">
            <text:p>178.9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99312" calcext:value-type="float">
            <text:p>178.8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90168" calcext:value-type="float">
            <text:p>178.8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29792" calcext:value-type="float">
            <text:p>178.9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7188" calcext:value-type="float">
            <text:p>178.8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20648" calcext:value-type="float">
            <text:p>178.9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60272" calcext:value-type="float">
            <text:p>178.9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54176" calcext:value-type="float">
            <text:p>178.9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0904" calcext:value-type="float">
            <text:p>179.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08456" calcext:value-type="float">
            <text:p>178.9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01776" calcext:value-type="float">
            <text:p>178.8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20648" calcext:value-type="float">
            <text:p>178.9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0376" calcext:value-type="float">
            <text:p>179.0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82192" calcext:value-type="float">
            <text:p>179.0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57808" calcext:value-type="float">
            <text:p>179.0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60272" calcext:value-type="float">
            <text:p>178.9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54176" calcext:value-type="float">
            <text:p>178.9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99312" calcext:value-type="float">
            <text:p>178.8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952" calcext:value-type="float">
            <text:p>179.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42568" calcext:value-type="float">
            <text:p>179.0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05992" calcext:value-type="float">
            <text:p>179.0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66368" calcext:value-type="float">
            <text:p>178.9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938" calcext:value-type="float">
            <text:p>178.9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52296" calcext:value-type="float">
            <text:p>179.1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40104" calcext:value-type="float">
            <text:p>179.1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88288" calcext:value-type="float">
            <text:p>179.0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06576" calcext:value-type="float">
            <text:p>179.1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3048" calcext:value-type="float">
            <text:p>179.0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42568" calcext:value-type="float">
            <text:p>179.0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51128" calcext:value-type="float">
            <text:p>178.9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55344" calcext:value-type="float">
            <text:p>179.1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55344" calcext:value-type="float">
            <text:p>179.1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8524" calcext:value-type="float">
            <text:p>179.0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45616" calcext:value-type="float">
            <text:p>179.0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21232" calcext:value-type="float">
            <text:p>179.0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23923" calcext:value-type="float">
            <text:p>179.723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81581" calcext:value-type="float">
            <text:p>179.781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1295" calcext:value-type="float">
            <text:p>179.81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24040928571" calcext:value-type="float">
            <text:p>179.7240409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22653" calcext:value-type="float">
            <text:p>179.7226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33702" calcext:value-type="float">
            <text:p>179.73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18208" calcext:value-type="float">
            <text:p>179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50644" calcext:value-type="float">
            <text:p>179.65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311495" calcext:value-type="float">
            <text:p>179.6311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039205" calcext:value-type="float">
            <text:p>179.7039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33575" calcext:value-type="float">
            <text:p>179.73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26477714286" calcext:value-type="float">
            <text:p>179.62647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3018" calcext:value-type="float">
            <text:p>180.103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510996" calcext:value-type="float">
            <text:p>180.45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9757916129" calcext:value-type="float">
            <text:p>180.89757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0997666667" calcext:value-type="float">
            <text:p>181.040997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4200032258" calcext:value-type="float">
            <text:p>180.744200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0100916129" calcext:value-type="float">
            <text:p>180.40100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68384" calcext:value-type="float">
            <text:p>179.98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33794387097" calcext:value-type="float">
            <text:p>179.833794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23761733333" calcext:value-type="float">
            <text:p>179.923761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44968548387" calcext:value-type="float">
            <text:p>179.944968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6058344828" calcext:value-type="float">
            <text:p>180.036058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0829121659" calcext:value-type="float">
            <text:p>180.00829121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49057967742" calcext:value-type="float">
            <text:p>180.349057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37155" calcext:value-type="float">
            <text:p>180.437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18406122581" calcext:value-type="float">
            <text:p>180.6184061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1988310345" calcext:value-type="float">
            <text:p>180.771988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00091166667" calcext:value-type="float">
            <text:p>180.900091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40439866667" calcext:value-type="float">
            <text:p>180.5404398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21322241379" calcext:value-type="float">
            <text:p>180.321322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8294933333" calcext:value-type="float">
            <text:p>180.2782949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11860103448" calcext:value-type="float">
            <text:p>180.411860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354276" calcext:value-type="float">
            <text:p>180.535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89653777778" calcext:value-type="float">
            <text:p>180.589653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34513" calcext:value-type="float">
            <text:p>180.634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42384" calcext:value-type="float">
            <text:p>182.1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68" calcext:value-type="float">
            <text:p>183.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68" calcext:value-type="float">
            <text:p>183.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376" calcext:value-type="float">
            <text:p>186.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4144" calcext:value-type="float">
            <text:p>191.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584" calcext:value-type="float">
            <text:p>200.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504" calcext:value-type="float">
            <text:p>212.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539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632" calcext:value-type="float">
            <text:p>200.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96" meta:object-count="0"/>
    <meta:user-defined meta:name="AppVersion">3.0</meta:user-defined>
  </office:meta>
</office:document-meta>
</file>